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x (from)</text:p>
          </table:table-cell>
          <table:table-cell office:value-type="string" calcext:value-type="string">
            <text:p>y (from)</text:p>
          </table:table-cell>
          <table:table-cell office:value-type="string" calcext:value-type="string">
            <text:p>x (to)</text:p>
          </table:table-cell>
          <table:table-cell office:value-type="string" calcext:value-type="string">
            <text:p>y (to)</text:p>
          </table:table-cell>
          <table:table-cell/>
        </table:table-row>
        <table:table-row table:style-name="ro1">
          <table:table-cell office:value-type="string" calcext:value-type="string">
            <text:p>Master Volume</text:p>
          </table:table-cell>
          <table:table-cell office:value-type="float" office:value="200" calcext:value-type="float">
            <text:p>200</text:p>
          </table:table-cell>
          <table:table-cell office:value-type="float" office:value="86" calcext:value-type="float">
            <text:p>86</text:p>
          </table:table-cell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. Instrument 1</text:p>
          </table:table-cell>
          <table:table-cell office:value-type="float" office:value="136" calcext:value-type="float">
            <text:p>136</text:p>
          </table:table-cell>
          <table:table-cell office:value-type="float" office:value="297" calcext:value-type="float">
            <text:p>297</text:p>
          </table:table-cell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. Instrument 2</text:p>
          </table:table-cell>
          <table:table-cell office:value-type="float" office:value="137" calcext:value-type="float">
            <text:p>137</text:p>
          </table:table-cell>
          <table:table-cell office:value-type="float" office:value="475" calcext:value-type="float">
            <text:p>475</text:p>
          </table:table-cell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. Instrument 3</text:p>
          </table:table-cell>
          <table:table-cell office:value-type="float" office:value="138" calcext:value-type="float">
            <text:p>138</text:p>
          </table:table-cell>
          <table:table-cell office:value-type="float" office:value="652" calcext:value-type="float">
            <text:p>652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. Instrument 4</text:p>
          </table:table-cell>
          <table:table-cell office:value-type="float" office:value="139" calcext:value-type="float">
            <text:p>139</text:p>
          </table:table-cell>
          <table:table-cell office:value-type="float" office:value="829" calcext:value-type="float">
            <text:p>829</text:p>
          </table:table-cell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pm – 10</text:p>
          </table:table-cell>
          <table:table-cell office:value-type="float" office:value="855" calcext:value-type="float">
            <text:p>855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 – 1</text:p>
          </table:table-cell>
          <table:table-cell office:value-type="float" office:value="944" calcext:value-type="float">
            <text:p>944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 + 1</text:p>
          </table:table-cell>
          <table:table-cell office:value-type="float" office:value="1268" calcext:value-type="float">
            <text:p>1268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 + 10</text:p>
          </table:table-cell>
          <table:table-cell office:value-type="float" office:value="1336" calcext:value-type="float">
            <text:p>1336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604" calcext:value-type="float">
            <text:p>1604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1693" calcext:value-type="float">
            <text:p>1693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796" calcext:value-type="float">
            <text:p>1796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lot light 1</text:p>
          </table:table-cell>
          <table:table-cell office:value-type="float" office:value="418" calcext:value-type="float">
            <text:p>418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t light 2</text:p>
          </table:table-cell>
          <table:table-cell table:formula="of:=[.B17]+91" office:value-type="float" office:value="509" calcext:value-type="float">
            <text:p>509</text:p>
          </table:table-cell>
          <table:table-cell table:formula="of:=[.C17]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t light 3</text:p>
          </table:table-cell>
          <table:table-cell table:formula="of:=[.B18]+91" office:value-type="float" office:value="600" calcext:value-type="float">
            <text:p>600</text:p>
          </table:table-cell>
          <table:table-cell table:formula="of:=[.C18]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t light 4</text:p>
          </table:table-cell>
          <table:table-cell table:formula="of:=[.B19]+91" office:value-type="float" office:value="691" calcext:value-type="float">
            <text:p>691</text:p>
          </table:table-cell>
          <table:table-cell table:formula="of:=[.C19]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t light 5</text:p>
          </table:table-cell>
          <table:table-cell table:formula="of:=[.B20]+91" office:value-type="float" office:value="782" calcext:value-type="float">
            <text:p>782</text:p>
          </table:table-cell>
          <table:table-cell table:formula="of:=[.C20]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t light 6</text:p>
          </table:table-cell>
          <table:table-cell table:formula="of:=[.B21]+91" office:value-type="float" office:value="873" calcext:value-type="float">
            <text:p>873</text:p>
          </table:table-cell>
          <table:table-cell table:formula="of:=[.C21]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t light 7</text:p>
          </table:table-cell>
          <table:table-cell table:formula="of:=[.B22]+91" office:value-type="float" office:value="964" calcext:value-type="float">
            <text:p>964</text:p>
          </table:table-cell>
          <table:table-cell table:formula="of:=[.C22]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t light 8</text:p>
          </table:table-cell>
          <table:table-cell table:formula="of:=[.B23]+91" office:value-type="float" office:value="1055" calcext:value-type="float">
            <text:p>1055</text:p>
          </table:table-cell>
          <table:table-cell table:formula="of:=[.C23]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t light 9</text:p>
          </table:table-cell>
          <table:table-cell table:formula="of:=[.B24]+91" office:value-type="float" office:value="1146" calcext:value-type="float">
            <text:p>1146</text:p>
          </table:table-cell>
          <table:table-cell table:formula="of:=[.C24]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t light 10</text:p>
          </table:table-cell>
          <table:table-cell table:formula="of:=[.B25]+91" office:value-type="float" office:value="1237" calcext:value-type="float">
            <text:p>1237</text:p>
          </table:table-cell>
          <table:table-cell table:formula="of:=[.C25]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t light 11</text:p>
          </table:table-cell>
          <table:table-cell table:formula="of:=[.B26]+91" office:value-type="float" office:value="1328" calcext:value-type="float">
            <text:p>1328</text:p>
          </table:table-cell>
          <table:table-cell table:formula="of:=[.C26]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t light 12</text:p>
          </table:table-cell>
          <table:table-cell table:formula="of:=[.B27]+91" office:value-type="float" office:value="1419" calcext:value-type="float">
            <text:p>1419</text:p>
          </table:table-cell>
          <table:table-cell table:formula="of:=[.C27]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t light 13</text:p>
          </table:table-cell>
          <table:table-cell table:formula="of:=[.B28]+91" office:value-type="float" office:value="1510" calcext:value-type="float">
            <text:p>1510</text:p>
          </table:table-cell>
          <table:table-cell table:formula="of:=[.C28]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t light 14</text:p>
          </table:table-cell>
          <table:table-cell table:formula="of:=[.B29]+91" office:value-type="float" office:value="1601" calcext:value-type="float">
            <text:p>1601</text:p>
          </table:table-cell>
          <table:table-cell table:formula="of:=[.C29]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t light 15</text:p>
          </table:table-cell>
          <table:table-cell table:formula="of:=[.B30]+91" office:value-type="float" office:value="1692" calcext:value-type="float">
            <text:p>1692</text:p>
          </table:table-cell>
          <table:table-cell table:formula="of:=[.C30]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t light 16</text:p>
          </table:table-cell>
          <table:table-cell table:formula="of:=[.B31]+91" office:value-type="float" office:value="1783" calcext:value-type="float">
            <text:p>1783</text:p>
          </table:table-cell>
          <table:table-cell table:formula="of:=[.C31]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eat buttons 1. row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 buttons 2. row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 buttons 3. row</text:p>
          </table:table-cell>
          <table:table-cell/>
          <table:table-cell table:formula="of:=[.C35]+([.C35]-[.C34])" office:value-type="float" office:value="571" calcext:value-type="float">
            <text:p>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 buttons 4. row</text:p>
          </table:table-cell>
          <table:table-cell/>
          <table:table-cell table:formula="of:=[.C36]+([.C36]-[.C35])" office:value-type="float" office:value="748" calcext:value-type="float">
            <text:p>74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eat buttons col 1</text:p>
          </table:table-cell>
          <table:table-cell office:value-type="float" office:value="404" calcext:value-type="float">
            <text:p>404</text:p>
          </table:table-cell>
          <table:table-cell table:number-columns-repeated="3"/>
          <table:table-cell table:formula="of:=[.B40]-[.B39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eat buttons col 2</text:p>
          </table:table-cell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t buttons col 3</text:p>
          </table:table-cell>
          <table:table-cell table:formula="of:=[.B40]+[.$F$39]"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t buttons col 4</text:p>
          </table:table-cell>
          <table:table-cell table:formula="of:=[.B41]+[.$F$39]"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t buttons col 5</text:p>
          </table:table-cell>
          <table:table-cell table:formula="of:=[.B42]+[.$F$39]"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t buttons col 6</text:p>
          </table:table-cell>
          <table:table-cell table:formula="of:=[.B43]+[.$F$39]"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t buttons col 7</text:p>
          </table:table-cell>
          <table:table-cell table:formula="of:=[.B44]+[.$F$39]"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t buttons col 8</text:p>
          </table:table-cell>
          <table:table-cell table:formula="of:=[.B45]+[.$F$39]"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t buttons col 9</text:p>
          </table:table-cell>
          <table:table-cell table:formula="of:=[.B46]+[.$F$39]"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t buttons col 10</text:p>
          </table:table-cell>
          <table:table-cell table:formula="of:=[.B47]+[.$F$39]"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t buttons col 11</text:p>
          </table:table-cell>
          <table:table-cell table:formula="of:=[.B48]+[.$F$39]"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t buttons col 12</text:p>
          </table:table-cell>
          <table:table-cell table:formula="of:=[.B49]+[.$F$39]"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t buttons col 13</text:p>
          </table:table-cell>
          <table:table-cell table:formula="of:=[.B50]+[.$F$39]"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t buttons col 14</text:p>
          </table:table-cell>
          <table:table-cell table:formula="of:=[.B51]+[.$F$39]"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t buttons col 15</text:p>
          </table:table-cell>
          <table:table-cell table:formula="of:=[.B52]+[.$F$39]"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t buttons col 16</text:p>
          </table:table-cell>
          <table:table-cell table:formula="of:=[.B53]+[.$F$39]" office:value-type="float" office:value="1784" calcext:value-type="float">
            <text:p>178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.00.0000</text:date>, <text:time style:data-style-name="N2" text:time-value="17:37:35.55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4-29T20:44:46.321000000</meta:creation-date>
    <dc:date>2024-04-30T18:20:10.047000000</dc:date>
    <meta:editing-duration>PT9M27S</meta:editing-duration>
    <meta:editing-cycles>2</meta:editing-cycles>
    <meta:generator>LibreOffice/6.3.4.2$Windows_X86_64 LibreOffice_project/60da17e045e08f1793c57c00ba83cdfce946d0aa</meta:generator>
    <meta:document-statistic meta:table-count="1" meta:cell-count="135" meta:object-count="0"/>
  </office:meta>
</office:document-meta>
</file>